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E4ACB343845DD4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1693in" svg:height="5.1055in" draw:z-index="0"><draw:image xlink:href="Pictures/1000020100000780000004B0E4ACB343845DD45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5:06:22.211295431</meta:creation-date>
    <dc:date>2019-03-12T15:06:44.278334436</dc:date>
    <meta:editing-duration>PT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